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749390579173259183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0607230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0607874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0619557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626578789255650925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105040837042799939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5092985943492278002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855535904201928308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434022328620354389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8287379438557416600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62002992211464900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7T10:40:18.07</dc:date>
    <dc:creator>James  Lombardi</dc:creator>
    <meta:editing-duration>P8DT6H28M54S</meta:editing-duration>
    <meta:editing-cycles>730</meta:editing-cycles>
    <meta:generator>OpenOffice/4.1.2$Win32 OpenOffice.org_project/412m3$Build-9782</meta:generator>
    <meta:document-statistic meta:table-count="0" meta:image-count="0" meta:object-count="0" meta:page-count="26" meta:paragraph-count="689" meta:word-count="8836" meta:character-count="44163"/>
  </office:meta>
</office:document-meta>
</file>